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Table3" style:family="table">
      <style:table-properties style:width="16.503cm" table:align="margins" style:writing-mode="lr-tb"/>
    </style:style>
    <style:style style:name="Table3.A" style:family="table-column">
      <style:table-column-properties style:column-width="8.251cm" style:rel-column-width="32767*"/>
    </style:style>
    <style:style style:name="Table3.A1" style:family="table-cell">
      <style:table-cell-properties style:writing-mode="page"/>
    </style:style>
    <style:style style:name="Table2" style:family="table">
      <style:table-properties style:width="16.503cm" table:align="margins" style:writing-mode="lr-tb"/>
    </style:style>
    <style:style style:name="Table2.A" style:family="table-column">
      <style:table-column-properties style:column-width="8.251cm" style:rel-column-width="32767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 style:list-style-name="L1" style:master-page-name="First_20_Page">
      <style:paragraph-properties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 style:master-page-name="Index">
      <style:paragraph-properties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auto" fo:break-before="page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8a60fe"/>
    </style:style>
    <style:style style:name="P33" style:family="paragraph" style:parent-style-name="Heading_20_3">
      <style:text-properties officeooo:paragraph-rsid="0082b110"/>
    </style:style>
    <style:style style:name="P34" style:family="paragraph" style:parent-style-name="Standard">
      <style:text-properties officeooo:rsid="000b3b3a" officeooo:paragraph-rsid="0082b110"/>
    </style:style>
    <style:style style:name="P35" style:family="paragraph" style:parent-style-name="Heading_20_2">
      <style:text-properties officeooo:rsid="0082b110" officeooo:paragraph-rsid="0082b110"/>
    </style:style>
    <style:style style:name="P36" style:family="paragraph" style:parent-style-name="Standard">
      <style:text-properties officeooo:rsid="0082b110" officeooo:paragraph-rsid="0082b110"/>
    </style:style>
    <style:style style:name="P37" style:family="paragraph" style:parent-style-name="Standard">
      <style:text-properties officeooo:rsid="008448c7" officeooo:paragraph-rsid="008448c7"/>
    </style:style>
    <style:style style:name="P38" style:family="paragraph" style:parent-style-name="Standard">
      <style:text-properties fo:font-style="normal" officeooo:rsid="0085c5b2" officeooo:paragraph-rsid="0085c5b2" style:font-style-asian="normal" style:font-style-complex="normal"/>
    </style:style>
    <style:style style:name="P39" style:family="paragraph" style:parent-style-name="Table_20_Contents">
      <style:text-properties officeooo:rsid="0085c5b2" officeooo:paragraph-rsid="0085c5b2"/>
    </style:style>
    <style:style style:name="P40" style:family="paragraph" style:parent-style-name="Table_20_Contents">
      <style:text-properties officeooo:rsid="008747b7" officeooo:paragraph-rsid="008747b7"/>
    </style:style>
    <style:style style:name="P41" style:family="paragraph" style:parent-style-name="Table_20_Contents">
      <style:text-properties officeooo:rsid="008890a0" officeooo:paragraph-rsid="008890a0"/>
    </style:style>
    <style:style style:name="P42" style:family="paragraph" style:parent-style-name="Standard">
      <style:text-properties officeooo:rsid="000a14a6" officeooo:paragraph-rsid="000ea241"/>
    </style:style>
    <style:style style:name="P43" style:family="paragraph" style:parent-style-name="Heading_20_2">
      <style:text-properties officeooo:paragraph-rsid="000b3b3a"/>
    </style:style>
    <style:style style:name="P44" style:family="paragraph" style:parent-style-name="Standard">
      <style:text-properties officeooo:rsid="001119e0" officeooo:paragraph-rsid="001119e0"/>
    </style:style>
    <style:style style:name="P45" style:family="paragraph" style:parent-style-name="Standard">
      <style:text-properties officeooo:rsid="001498c6" officeooo:paragraph-rsid="001498c6"/>
    </style:style>
    <style:style style:name="P46" style:family="paragraph" style:parent-style-name="Standard">
      <style:text-properties officeooo:rsid="001498c6" officeooo:paragraph-rsid="0080c26c"/>
    </style:style>
    <style:style style:name="P47" style:family="paragraph" style:parent-style-name="Standard">
      <style:paragraph-properties fo:line-height="100%"/>
      <style:text-properties officeooo:rsid="001498c6" officeooo:paragraph-rsid="0080c26c"/>
    </style:style>
    <style:style style:name="P48" style:family="paragraph" style:parent-style-name="Standard">
      <style:paragraph-properties fo:line-height="100%"/>
      <style:text-properties officeooo:rsid="0080c26c" officeooo:paragraph-rsid="0080c26c"/>
    </style:style>
    <style:style style:name="P49" style:family="paragraph" style:parent-style-name="Table_20_Contents">
      <style:text-properties officeooo:rsid="0082b110" officeooo:paragraph-rsid="0082b110"/>
    </style:style>
    <style:style style:name="P50" style:family="paragraph" style:parent-style-name="Table_20_Contents">
      <style:text-properties officeooo:rsid="0080c26c" officeooo:paragraph-rsid="0080c26c"/>
    </style:style>
    <style:style style:name="P51" style:family="paragraph" style:parent-style-name="Standard">
      <style:paragraph-properties fo:line-height="100%"/>
      <style:text-properties officeooo:rsid="0080c26c" officeooo:paragraph-rsid="0082b110"/>
    </style:style>
    <style:style style:name="P52" style:family="paragraph" style:parent-style-name="Standard">
      <style:text-properties officeooo:rsid="008cdb22" officeooo:paragraph-rsid="008cdb22"/>
    </style:style>
    <style:style style:name="P53" style:family="paragraph" style:parent-style-name="Heading_20_1">
      <style:text-properties officeooo:rsid="0062bcf9" officeooo:paragraph-rsid="0062bcf9"/>
    </style:style>
    <style:style style:name="P54" style:family="paragraph" style:parent-style-name="Standard">
      <style:text-properties officeooo:rsid="0062bcf9" officeooo:paragraph-rsid="0062bcf9"/>
    </style:style>
    <style:style style:name="P55" style:family="paragraph" style:parent-style-name="Heading_20_3">
      <style:text-properties officeooo:rsid="00636185" officeooo:paragraph-rsid="00636185"/>
    </style:style>
    <style:style style:name="P56" style:family="paragraph" style:parent-style-name="Standard">
      <style:text-properties officeooo:paragraph-rsid="00773f16"/>
    </style:style>
    <style:style style:name="P57" style:family="paragraph" style:parent-style-name="Standard">
      <style:text-properties officeooo:rsid="00643228" officeooo:paragraph-rsid="0065e26e"/>
    </style:style>
    <style:style style:name="P58" style:family="paragraph" style:parent-style-name="Standard">
      <style:text-properties officeooo:rsid="0065e26e" officeooo:paragraph-rsid="0065e26e"/>
    </style:style>
    <style:style style:name="P59" style:family="paragraph" style:parent-style-name="Standard" style:list-style-name="L2">
      <style:text-properties officeooo:rsid="0065e26e" officeooo:paragraph-rsid="0065e26e"/>
    </style:style>
    <style:style style:name="P60" style:family="paragraph" style:parent-style-name="Heading_20_3">
      <style:text-properties officeooo:rsid="006649a3" officeooo:paragraph-rsid="006649a3"/>
    </style:style>
    <style:style style:name="P61" style:family="paragraph" style:parent-style-name="Standard">
      <style:text-properties officeooo:rsid="006649a3" officeooo:paragraph-rsid="006649a3"/>
    </style:style>
    <style:style style:name="P62" style:family="paragraph" style:parent-style-name="Standard" style:list-style-name="L3"/>
    <style:style style:name="P63" style:family="paragraph" style:parent-style-name="Standard" style:list-style-name="L3">
      <style:text-properties officeooo:rsid="006649a3" officeooo:paragraph-rsid="006649a3"/>
    </style:style>
    <style:style style:name="P64" style:family="paragraph" style:parent-style-name="Standard">
      <style:text-properties officeooo:rsid="0016ee9c" officeooo:paragraph-rsid="0016ee9c"/>
    </style:style>
    <style:style style:name="P65" style:family="paragraph" style:parent-style-name="Standard">
      <style:text-properties officeooo:rsid="001b0d85" officeooo:paragraph-rsid="001b0d85"/>
    </style:style>
    <style:style style:name="P66" style:family="paragraph" style:parent-style-name="Heading_20_2">
      <style:text-properties officeooo:paragraph-rsid="001b0d85"/>
    </style:style>
    <style:style style:name="P67" style:family="paragraph" style:parent-style-name="Standard">
      <style:text-properties officeooo:rsid="002a1c97" officeooo:paragraph-rsid="002a1c97"/>
    </style:style>
    <style:style style:name="P68" style:family="paragraph" style:parent-style-name="Heading_20_1">
      <style:text-properties officeooo:rsid="006747c8" officeooo:paragraph-rsid="006747c8"/>
    </style:style>
    <style:style style:name="P69" style:family="paragraph" style:parent-style-name="Standard">
      <style:text-properties officeooo:rsid="002c66cc" officeooo:paragraph-rsid="006747c8"/>
    </style:style>
    <style:style style:name="P70" style:family="paragraph" style:parent-style-name="Standard">
      <style:text-properties officeooo:rsid="00449154" officeooo:paragraph-rsid="00449154"/>
    </style:style>
    <style:style style:name="P71" style:family="paragraph" style:parent-style-name="Standard">
      <style:text-properties officeooo:rsid="00449154" officeooo:paragraph-rsid="007df78d"/>
    </style:style>
    <style:style style:name="P72" style:family="paragraph" style:parent-style-name="Standard">
      <style:text-properties officeooo:rsid="0046c98c" officeooo:paragraph-rsid="0046c98c"/>
    </style:style>
    <style:style style:name="P73" style:family="paragraph" style:parent-style-name="Standard">
      <style:text-properties officeooo:rsid="0048047b" officeooo:paragraph-rsid="006747c8"/>
    </style:style>
    <style:style style:name="P74" style:family="paragraph" style:parent-style-name="Standard">
      <style:text-properties officeooo:rsid="004fc198" officeooo:paragraph-rsid="0051a5b8"/>
    </style:style>
    <style:style style:name="P75" style:family="paragraph" style:parent-style-name="Standard">
      <style:text-properties officeooo:rsid="00542dc6" officeooo:paragraph-rsid="00542dc6"/>
    </style:style>
    <style:style style:name="P76" style:family="paragraph" style:parent-style-name="Heading_20_3">
      <style:text-properties officeooo:rsid="0056c32f" officeooo:paragraph-rsid="0056c32f"/>
    </style:style>
    <style:style style:name="P77" style:family="paragraph" style:parent-style-name="Standard">
      <style:text-properties officeooo:rsid="0056c32f" officeooo:paragraph-rsid="0056c32f"/>
    </style:style>
    <style:style style:name="P78" style:family="paragraph" style:parent-style-name="Standard">
      <style:text-properties officeooo:rsid="005984cc" officeooo:paragraph-rsid="005984cc"/>
    </style:style>
    <style:style style:name="P79" style:family="paragraph" style:parent-style-name="Standard">
      <style:text-properties officeooo:rsid="005b67ef" officeooo:paragraph-rsid="005b67ef"/>
    </style:style>
    <style:style style:name="P80" style:family="paragraph" style:parent-style-name="Standard">
      <style:text-properties officeooo:rsid="005fdeab" officeooo:paragraph-rsid="005fdeab"/>
    </style:style>
    <style:style style:name="P81" style:family="paragraph" style:parent-style-name="Heading_20_2">
      <style:text-properties officeooo:paragraph-rsid="006060fb"/>
    </style:style>
    <style:style style:name="P82" style:family="paragraph" style:parent-style-name="Standard">
      <style:text-properties officeooo:rsid="006060fb" officeooo:paragraph-rsid="006060fb"/>
    </style:style>
    <style:style style:name="P83" style:family="paragraph" style:parent-style-name="Standard">
      <style:text-properties officeooo:rsid="003c17bf" officeooo:paragraph-rsid="003c17bf"/>
    </style:style>
    <style:style style:name="P84" style:family="paragraph" style:parent-style-name="Standard">
      <style:text-properties officeooo:paragraph-rsid="007fa381"/>
    </style:style>
    <style:style style:name="P85" style:family="paragraph" style:parent-style-name="Standard">
      <style:text-properties fo:font-style="normal" officeooo:rsid="008dbdf8" officeooo:paragraph-rsid="008dbdf8" style:font-style-asian="normal" style:font-style-complex="normal"/>
    </style:style>
    <style:style style:name="P86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</style:style>
    <style:style style:name="P87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fo:font-style="italic" officeooo:rsid="00620a22" style:font-style-asian="italic" style:font-style-complex="italic"/>
    </style:style>
    <style:style style:name="T15" style:family="text">
      <style:text-properties officeooo:rsid="008dbdf8"/>
    </style:style>
    <style:style style:name="T16" style:family="text">
      <style:text-properties fo:font-style="italic" officeooo:rsid="008dbdf8" style:font-style-asian="italic" style:font-style-complex="italic"/>
    </style:style>
    <style:style style:name="T17" style:family="text">
      <style:text-properties officeooo:rsid="00773f16"/>
    </style:style>
    <style:style style:name="T18" style:family="text">
      <style:text-properties officeooo:rsid="00084aeb"/>
    </style:style>
    <style:style style:name="T19" style:family="text">
      <style:text-properties officeooo:rsid="008890a0"/>
    </style:style>
    <style:style style:name="T20" style:family="text">
      <style:text-properties officeooo:rsid="008a60fe"/>
    </style:style>
    <style:style style:name="T21" style:family="text">
      <style:text-properties fo:font-style="italic" officeooo:rsid="008890a0" style:font-style-asian="italic" style:font-style-complex="italic"/>
    </style:style>
    <style:style style:name="T22" style:family="text">
      <style:text-properties fo:font-style="normal" officeooo:rsid="008890a0" style:font-style-asian="normal" style:font-style-complex="normal"/>
    </style:style>
    <style:style style:name="T23" style:family="text">
      <style:text-properties fo:font-style="normal" officeooo:rsid="008a60fe" style:font-style-asian="normal" style:font-style-complex="normal"/>
    </style:style>
    <style:style style:name="T24" style:family="text">
      <style:text-properties fo:font-style="italic" officeooo:rsid="008a60fe" style:font-style-asian="italic" style:font-style-complex="italic"/>
    </style:style>
    <style:style style:name="T25" style:family="text">
      <style:text-properties fo:color="#2f1e2e" loext:opacity="100%" fo:language="zxx" fo:country="none" fo:font-style="normal" style:text-underline-style="none" fo:font-weight="normal" officeooo:rsid="008a60f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6" style:family="text">
      <style:text-properties fo:font-style="normal" officeooo:rsid="008c0101" style:font-style-asian="normal" style:font-style-complex="normal"/>
    </style:style>
    <style:style style:name="T27" style:family="text">
      <style:text-properties officeooo:rsid="00625120"/>
    </style:style>
    <style:style style:name="T28" style:family="text">
      <style:text-properties officeooo:rsid="000bfda7"/>
    </style:style>
    <style:style style:name="T29" style:family="text">
      <style:text-properties officeooo:rsid="000ea241"/>
    </style:style>
    <style:style style:name="T30" style:family="text">
      <style:text-properties officeooo:rsid="008af87d"/>
    </style:style>
    <style:style style:name="T31" style:family="text">
      <style:text-properties officeooo:rsid="008448c7"/>
    </style:style>
    <style:style style:name="T32" style:family="text">
      <style:text-properties officeooo:rsid="0085c5b2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0a14a6"/>
    </style:style>
    <style:style style:name="T35" style:family="text">
      <style:text-properties officeooo:rsid="0009fe74"/>
    </style:style>
    <style:style style:name="T36" style:family="text">
      <style:text-properties officeooo:rsid="0082b110"/>
    </style:style>
    <style:style style:name="T37" style:family="text">
      <style:text-properties officeooo:rsid="000b3b3a"/>
    </style:style>
    <style:style style:name="T38" style:family="text">
      <style:text-properties fo:font-style="italic" officeooo:rsid="00625120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625120" style:font-style-asian="normal" style:font-style-complex="normal"/>
    </style:style>
    <style:style style:name="T41" style:family="text">
      <style:text-properties fo:font-style="normal" officeooo:rsid="001148c2" style:font-style-asian="normal" style:font-style-complex="normal"/>
    </style:style>
    <style:style style:name="T42" style:family="text">
      <style:text-properties fo:font-style="normal" officeooo:rsid="0016759e" style:font-style-asian="normal" style:font-style-complex="normal"/>
    </style:style>
    <style:style style:name="T43" style:family="text">
      <style:text-properties fo:font-family="'Times New Roman'" style:font-family-generic="roman" style:font-family-asian="'Times New Roman'" style:font-family-generic-asian="roman" style:font-family-complex="'Times New Roman'" style:font-family-generic-complex="roman"/>
    </style:style>
    <style:style style:name="T44" style:family="text">
      <style:text-properties officeooo:rsid="008c0101"/>
    </style:style>
    <style:style style:name="T45" style:family="text">
      <style:text-properties officeooo:rsid="002c66cc"/>
    </style:style>
    <style:style style:name="T46" style:family="text">
      <style:text-properties officeooo:rsid="008cdb22"/>
    </style:style>
    <style:style style:name="T47" style:family="text">
      <style:text-properties officeooo:rsid="0016759e"/>
    </style:style>
    <style:style style:name="T48" style:family="text">
      <style:text-properties officeooo:rsid="00636185"/>
    </style:style>
    <style:style style:name="T49" style:family="text">
      <style:text-properties officeooo:rsid="0079d671"/>
    </style:style>
    <style:style style:name="T50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1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2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3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4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5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6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7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8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9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0" style:family="text">
      <style:text-properties fo:font-style="normal" officeooo:rsid="0065e26e" style:font-style-asian="normal" style:font-style-complex="normal"/>
    </style:style>
    <style:style style:name="T61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2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3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4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5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6" style:family="text">
      <style:text-properties officeooo:rsid="006649a3"/>
    </style:style>
    <style:style style:name="T67" style:family="text">
      <style:text-properties fo:color="#815ba4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8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9" style:family="text">
      <style:text-properties fo:color="#5bc4bf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0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1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2" style:family="text">
      <style:text-properties fo:color="#ef6155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3" style:family="text">
      <style:text-properties officeooo:rsid="007c701a"/>
    </style:style>
    <style:style style:name="T74" style:family="text">
      <style:text-properties officeooo:rsid="007df78d"/>
    </style:style>
    <style:style style:name="T75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6" style:family="text">
      <style:text-properties fo:color="#5bc4bf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7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8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0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1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2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3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4" style:family="text">
      <style:text-properties officeooo:rsid="00189a2e"/>
    </style:style>
    <style:style style:name="T85" style:family="text">
      <style:text-properties fo:color="#8d8687" loext:opacity="100%" fo:language="zxx" fo:country="none" fo:font-style="normal" style:text-underline-style="none" fo:font-weight="normal" officeooo:rsid="00189a2e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6" style:family="text">
      <style:text-properties officeooo:rsid="0019b791"/>
    </style:style>
    <style:style style:name="T87" style:family="text">
      <style:text-properties fo:color="#8d8687" loext:opacity="100%" fo:language="zxx" fo:country="none" fo:font-style="normal" style:text-underline-style="none" fo:font-weight="normal" officeooo:rsid="0019b791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8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9" style:family="text">
      <style:text-properties fo:color="#2f1e2e" loext:opacity="100%" fo:language="zxx" fo:country="none" fo:font-style="italic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0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1" style:family="text">
      <style:text-properties fo:color="#2f1e2e" loext:opacity="100%" fo:language="zxx" fo:country="none" fo:font-style="normal" style:text-underline-style="none" fo:font-weight="normal" officeooo:rsid="001b0d85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2" style:family="text">
      <style:text-properties officeooo:rsid="001c4c7c"/>
    </style:style>
    <style:style style:name="T93" style:family="text">
      <style:text-properties fo:color="#8d8687" loext:opacity="100%" fo:language="zxx" fo:country="none" fo:font-style="normal" style:text-underline-style="none" fo:font-weight="normal" officeooo:rsid="001c4c7c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4" style:family="text">
      <style:text-properties fo:color="#8d8687" loext:opacity="100%" fo:language="zxx" fo:country="none" fo:font-style="italic" style:text-underline-style="none" fo:font-weight="normal" officeooo:rsid="007df78d" fo:background-color="#e7e9db" loext:char-shading-value="0" style:font-style-asian="italic" style:font-style-complex="italic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5" style:family="text">
      <style:text-properties fo:color="#2f1e2e" loext:opacity="100%" fo:language="zxx" fo:country="none" fo:font-style="normal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6" style:family="text">
      <style:text-properties fo:color="#2f1e2e" loext:opacity="100%" fo:language="zxx" fo:country="none" fo:font-style="italic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7" style:family="text">
      <style:text-properties fo:color="#2f1e2e" loext:opacity="100%" fo:language="zxx" fo:country="none" fo:font-style="italic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8" style:family="text">
      <style:text-properties fo:color="#2f1e2e" loext:opacity="100%" fo:language="zxx" fo:country="none" fo:font-style="normal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9" style:family="text">
      <style:text-properties officeooo:rsid="003f93cd"/>
    </style:style>
    <style:style style:name="T100" style:family="text">
      <style:text-properties officeooo:rsid="002a9dfc"/>
    </style:style>
    <style:style style:name="T101" style:family="text">
      <style:text-properties officeooo:rsid="003df6ca"/>
    </style:style>
    <style:style style:name="T102" style:family="text">
      <style:text-properties fo:font-style="italic" officeooo:rsid="002a9dfc" style:font-style-asian="italic" style:font-style-complex="italic"/>
    </style:style>
    <style:style style:name="T103" style:family="text">
      <style:text-properties fo:font-style="normal" officeooo:rsid="002a9dfc" style:font-style-asian="normal" style:font-style-complex="normal"/>
    </style:style>
    <style:style style:name="T104" style:family="text">
      <style:text-properties fo:font-style="normal" officeooo:rsid="008cdb22" style:font-style-asian="normal" style:font-style-complex="normal"/>
    </style:style>
    <style:style style:name="T105" style:family="text">
      <style:text-properties officeooo:rsid="006747c8"/>
    </style:style>
    <style:style style:name="T106" style:family="text">
      <style:text-properties fo:font-style="normal" officeooo:rsid="002d402c" style:font-style-asian="normal" style:font-style-complex="normal"/>
    </style:style>
    <style:style style:name="T107" style:family="text">
      <style:text-properties fo:font-style="italic" officeooo:rsid="002d402c" style:font-style-asian="italic" style:font-style-complex="italic"/>
    </style:style>
    <style:style style:name="T108" style:family="text">
      <style:text-properties fo:font-style="normal" officeooo:rsid="006747c8" style:font-style-asian="normal" style:font-style-complex="normal"/>
    </style:style>
    <style:style style:name="T109" style:family="text">
      <style:text-properties fo:font-style="normal" officeooo:rsid="002f712c" style:font-style-asian="normal" style:font-style-complex="normal"/>
    </style:style>
    <style:style style:name="T110" style:family="text">
      <style:text-properties fo:font-style="italic" officeooo:rsid="002f712c" style:font-style-asian="italic" style:font-style-complex="italic"/>
    </style:style>
    <style:style style:name="T111" style:family="text">
      <style:text-properties officeooo:rsid="0056c32f"/>
    </style:style>
    <style:style style:name="T112" style:family="text">
      <style:text-properties officeooo:rsid="004531f6"/>
    </style:style>
    <style:style style:name="T113" style:family="text">
      <style:text-properties officeooo:rsid="0047f54e"/>
    </style:style>
    <style:style style:name="T114" style:family="text">
      <style:text-properties fo:font-style="normal" officeooo:rsid="007df78d" style:font-style-asian="normal" style:font-style-complex="normal"/>
    </style:style>
    <style:style style:name="T115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8" style:family="text">
      <style:text-properties fo:font-style="normal" officeooo:rsid="004531f6" style:font-style-asian="normal" style:font-style-complex="normal"/>
    </style:style>
    <style:style style:name="T119" style:family="text">
      <style:text-properties fo:font-style="italic" officeooo:rsid="007df78d" style:font-style-asian="italic" style:font-style-complex="italic"/>
    </style:style>
    <style:style style:name="T120" style:family="text">
      <style:text-properties fo:font-style="italic" officeooo:rsid="004531f6" style:font-style-asian="italic" style:font-style-complex="italic"/>
    </style:style>
    <style:style style:name="T121" style:family="text">
      <style:text-properties fo:font-style="normal" officeooo:rsid="0047011e" style:font-style-asian="normal" style:font-style-complex="normal"/>
    </style:style>
    <style:style style:name="T122" style:family="text">
      <style:text-properties fo:font-style="normal" officeooo:rsid="0047f54e" style:font-style-asian="normal" style:font-style-complex="normal"/>
    </style:style>
    <style:style style:name="T123" style:family="text">
      <style:text-properties fo:color="#f99b1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4" style:family="text">
      <style:text-properties fo:color="#f99b15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5" style:family="text">
      <style:text-properties fo:color="#2f1e2e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6" style:family="text">
      <style:text-properties fo:color="#2f1e2e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7" style:family="text">
      <style:text-properties fo:color="#5bc4bf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8" style:family="text">
      <style:text-properties fo:color="#ef615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9" style:family="text">
      <style:text-properties officeooo:rsid="0048ee94"/>
    </style:style>
    <style:style style:name="T130" style:family="text">
      <style:text-properties fo:font-style="normal" officeooo:rsid="004fc198" style:font-style-asian="normal" style:font-style-complex="normal"/>
    </style:style>
    <style:style style:name="T131" style:family="text">
      <style:text-properties fo:font-style="normal" officeooo:rsid="004efe47" style:font-style-asian="normal" style:font-style-complex="normal"/>
    </style:style>
    <style:style style:name="T132" style:family="text">
      <style:text-properties fo:color="#5bc4bf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3" style:family="text">
      <style:text-properties fo:color="#2f1e2e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4" style:family="text">
      <style:text-properties fo:color="#5bc4bf" loext:opacity="100%" fo:language="zxx" fo:country="none" fo:font-style="italic" style:text-underline-style="none" fo:font-weight="normal" officeooo:rsid="007fa381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5" style:family="text">
      <style:text-properties fo:color="#2f1e2e" loext:opacity="100%" fo:language="zxx" fo:country="none" fo:font-style="normal" style:text-underline-style="none" fo:font-weight="normal" officeooo:rsid="004efe47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6" style:family="text">
      <style:text-properties officeooo:rsid="0051a5b8"/>
    </style:style>
    <style:style style:name="T137" style:family="text">
      <style:text-properties fo:font-style="italic" officeooo:rsid="0051a5b8" style:font-style-asian="italic" style:font-style-complex="italic"/>
    </style:style>
    <style:style style:name="T138" style:family="text">
      <style:text-properties fo:font-style="normal" officeooo:rsid="0051a5b8" style:font-style-asian="normal" style:font-style-complex="normal"/>
    </style:style>
    <style:style style:name="T139" style:family="text">
      <style:text-properties fo:font-style="normal" officeooo:rsid="00526255" style:font-style-asian="normal" style:font-style-complex="normal"/>
    </style:style>
    <style:style style:name="T140" style:family="text">
      <style:text-properties fo:font-style="normal" officeooo:rsid="0051fbd5" style:font-style-asian="normal" style:font-style-complex="normal"/>
    </style:style>
    <style:style style:name="T141" style:family="text">
      <style:text-properties fo:font-style="italic" officeooo:rsid="00526255" style:font-style-asian="italic" style:font-style-complex="italic"/>
    </style:style>
    <style:style style:name="T142" style:family="text">
      <style:text-properties fo:font-style="normal" officeooo:rsid="006060fb" style:font-style-asian="normal" style:font-style-complex="normal"/>
    </style:style>
    <style:style style:name="T143" style:family="text">
      <style:text-properties fo:font-style="italic" officeooo:rsid="006060fb" style:font-style-asian="italic" style:font-style-complex="italic"/>
    </style:style>
    <style:style style:name="T144" style:family="text">
      <style:text-properties fo:color="#06b6e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6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7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9" style:family="text">
      <style:text-properties fo:color="#2f1e2e" loext:opacity="100%" fo:language="zxx" fo:country="none" fo:font-style="normal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0" style:family="text">
      <style:text-properties fo:color="#5bc4bf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1" style:family="text">
      <style:text-properties fo:color="#2f1e2e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2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815ba4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6" style:family="text">
      <style:text-properties officeooo:rsid="008d76d6"/>
    </style:style>
    <style:style style:name="T157" style:family="text">
      <style:text-properties fo:font-style="italic" officeooo:rsid="008d76d6" style:font-style-asian="italic" style:font-style-complex="italic"/>
    </style:style>
    <style:style style:name="T158" style:family="text">
      <style:text-properties officeooo:rsid="005fdeab"/>
    </style:style>
    <style:style style:name="T159" style:family="text">
      <style:text-properties fo:font-style="italic" officeooo:rsid="003df6ca" style:font-style-asian="italic" style:font-style-complex="italic"/>
    </style:style>
    <style:style style:name="T160" style:family="text">
      <style:text-properties fo:font-style="normal" officeooo:rsid="003df6ca" style:font-style-asian="normal" style:font-style-complex="normal"/>
    </style:style>
    <style:style style:name="T161" style:family="text">
      <style:text-properties fo:font-style="normal" officeooo:rsid="003f93cd" style:font-style-asian="normal" style:font-style-complex="normal"/>
    </style:style>
    <style:style style:name="T162" style:family="text">
      <style:text-properties fo:font-style="italic" officeooo:rsid="003f93cd" style:font-style-asian="italic" style:font-style-complex="italic"/>
    </style:style>
    <style:style style:name="T163" style:family="text">
      <style:text-properties fo:font-style="normal" officeooo:rsid="003fe7df" style:font-style-asian="normal" style:font-style-complex="normal"/>
    </style:style>
    <style:style style:name="T164" style:family="text">
      <style:text-properties fo:font-style="italic" officeooo:rsid="003fe7df" style:font-style-asian="italic" style:font-style-complex="italic"/>
    </style:style>
    <style:style style:name="T165" style:family="text">
      <style:text-properties fo:color="#2f1e2e" loext:opacity="100%" fo:language="zxx" fo:country="none" fo:font-style="normal" style:text-underline-style="none" fo:font-weight="normal" officeooo:rsid="003f93cd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6" style:family="text">
      <style:text-properties fo:color="#2f1e2e" loext:opacity="100%" fo:language="zxx" fo:country="none" fo:font-style="normal" style:text-underline-style="none" fo:font-weight="normal" officeooo:rsid="003fe7df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7" style:family="text">
      <style:text-properties fo:font-style="normal" officeooo:rsid="004198b1" style:font-style-asian="normal" style:font-style-complex="normal"/>
    </style:style>
    <style:style style:name="T168" style:family="text">
      <style:text-properties fo:font-style="italic" officeooo:rsid="004198b1" style:font-style-asian="italic" style:font-style-complex="italic"/>
    </style:style>
    <style:style style:name="T169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2" style:family="text">
      <style:text-properties fo:font-style="normal" officeooo:rsid="0042bffb" style:font-style-asian="normal" style:font-style-complex="normal"/>
    </style:style>
    <style:style style:name="T173" style:family="text">
      <style:text-properties fo:color="#2f1e2e" loext:opacity="100%" fo:language="zxx" fo:country="none" fo:font-style="normal" style:text-underline-style="none" fo:font-weight="normal" officeooo:rsid="0042bffb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4" style:family="text">
      <style:text-properties fo:color="#2f1e2e" loext:opacity="100%" fo:language="zxx" fo:country="none" fo:font-style="italic" style:text-underline-style="none" fo:font-weight="normal" officeooo:rsid="00674e6a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5" style:family="text">
      <style:text-properties fo:color="#2f1e2e" loext:opacity="100%" fo:language="zxx" fo:country="none" fo:font-style="italic" style:text-underline-style="none" fo:font-weight="normal" officeooo:rsid="0042bffb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6" style:family="text">
      <style:text-properties fo:font-style="italic" officeooo:rsid="0042bffb" style:font-style-asian="italic" style:font-style-complex="italic"/>
    </style:style>
    <style:style style:name="T177" style:family="text">
      <style:text-properties fo:font-style="normal" officeooo:rsid="00674e6a" style:font-style-asian="normal" style:font-style-complex="normal"/>
    </style:style>
    <style:style style:name="T178" style:family="text">
      <style:text-properties fo:font-style="italic" officeooo:rsid="00674e6a" style:font-style-asian="italic" style:font-style-complex="italic"/>
    </style:style>
    <style:style style:name="T179" style:family="text">
      <style:text-properties fo:color="#212529" loext:opacity="100%" fo:font-family="'Open Sans', sans-serif" fo:font-size="12pt" fo:letter-spacing="normal" fo:font-style="italic" fo:font-weight="normal"/>
    </style:style>
    <style:style style:name="T180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181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 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z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-code using tool-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5"><text:a xlink:type="simple" xlink:href="#__RefHeading___Toc1351_3789043968" text:style-name="Index_20_Link" text:visited-style-name="Index_20_Link">1.2 Lexikální analyzátory<text:tab/>6</text:a></text:p>
          <text:p text:style-name="P25"><text:a xlink:type="simple" xlink:href="#__RefHeading___Toc1343_3901771047" text:style-name="Index_20_Link" text:visited-style-name="Index_20_Link">1.3 Syntaktický analyzátor<text:tab/>6</text:a></text:p>
          <text:p text:style-name="P26"><text:a xlink:type="simple" xlink:href="#__RefHeading___Toc1345_3901771047" text:style-name="Index_20_Link" text:visited-style-name="Index_20_Link">1.3.1 Konečný automat<text:tab/>6</text:a></text:p>
          <text:p text:style-name="P25"><text:a xlink:type="simple" xlink:href="#__RefHeading___Toc1347_3901771047" text:style-name="Index_20_Link" text:visited-style-name="Index_20_Link">1.4 Typy syntaktických analyzátorů<text:tab/>7</text:a></text:p>
          <text:p text:style-name="P26"><text:a xlink:type="simple" xlink:href="#__RefHeading___Toc1349_3901771047" text:style-name="Index_20_Link" text:visited-style-name="Index_20_Link">1.4.1 Shora dolů<text:tab/>7</text:a></text:p>
          <text:p text:style-name="P26"><text:a xlink:type="simple" xlink:href="#__RefHeading___Toc1351_3901771047" text:style-name="Index_20_Link" text:visited-style-name="Index_20_Link">1.4.2 Zespoda nahoru<text:tab/>7</text:a></text:p>
          <text:p text:style-name="P25"><text:a xlink:type="simple" xlink:href="#__RefHeading___Toc729_1611209431" text:style-name="Index_20_Link" text:visited-style-name="Index_20_Link">1.5 LL<text:tab/>7</text:a></text:p>
          <text:p text:style-name="P25"><text:a xlink:type="simple" xlink:href="#__RefHeading___Toc731_1611209431" text:style-name="Index_20_Link" text:visited-style-name="Index_20_Link">1.6 LR<text:tab/>8</text:a></text:p>
          <text:p text:style-name="P24"><text:a xlink:type="simple" xlink:href="#__RefHeading___Toc1111_282055569" text:style-name="Index_20_Link" text:visited-style-name="Index_20_Link">2 Jazyk Rogalo<text:tab/>9</text:a></text:p>
          <text:p text:style-name="P25"><text:a xlink:type="simple" xlink:href="#__RefHeading___Toc1471_570254288" text:style-name="Index_20_Link" text:visited-style-name="Index_20_Link">2.1 Syntaxe<text:tab/>9</text:a></text:p>
          <text:p text:style-name="P26"><text:a xlink:type="simple" xlink:href="#__RefHeading___Toc1473_570254288" text:style-name="Index_20_Link" text:visited-style-name="Index_20_Link">2.1.1 Komentáře<text:tab/>9</text:a></text:p>
          <text:p text:style-name="P26"><text:a xlink:type="simple" xlink:href="#__RefHeading___Toc1475_570254288" text:style-name="Index_20_Link" text:visited-style-name="Index_20_Link">2.1.2 Proměnné<text:tab/>9</text:a></text:p>
          <text:p text:style-name="P26"><text:a xlink:type="simple" xlink:href="#__RefHeading___Toc1477_570254288" text:style-name="Index_20_Link" text:visited-style-name="Index_20_Link">2.1.3 Operátory<text:tab/>9</text:a></text:p>
          <text:p text:style-name="P26"><text:a xlink:type="simple" xlink:href="#__RefHeading___Toc1479_570254288" text:style-name="Index_20_Link" text:visited-style-name="Index_20_Link">2.1.4 Řídící struktury<text:tab/>9</text:a></text:p>
          <text:p text:style-name="P26"><text:a xlink:type="simple" xlink:href="#__RefHeading___Toc1481_570254288" text:style-name="Index_20_Link" text:visited-style-name="Index_20_Link">2.1.5 Funkce<text:tab/>10</text:a></text:p>
          <text:p text:style-name="P24"><text:a xlink:type="simple" xlink:href="#__RefHeading___Toc733_1611209431" text:style-name="Index_20_Link" text:visited-style-name="Index_20_Link">3 Využité nástroje<text:tab/>11</text:a></text:p>
          <text:p text:style-name="P25"><text:a xlink:type="simple" xlink:href="#__RefHeading___Toc735_1611209431" text:style-name="Index_20_Link" text:visited-style-name="Index_20_Link">3.1 FLEX<text:tab/>11</text:a></text:p>
          <text:p text:style-name="P25"><text:a xlink:type="simple" xlink:href="#__RefHeading___Toc737_1611209431" text:style-name="Index_20_Link" text:visited-style-name="Index_20_Link">3.2 BISON<text:tab/>11</text:a></text:p>
          <text:p text:style-name="P25"><text:a xlink:type="simple" xlink:href="#__RefHeading___Toc739_1611209431" text:style-name="Index_20_Link" text:visited-style-name="Index_20_Link">3.3 LLVM<text:tab/>11</text:a></text:p>
          <text:p text:style-name="P24"><text:a xlink:type="simple" xlink:href="#__RefHeading___Toc1483_570254288" text:style-name="Index_20_Link" text:visited-style-name="Index_20_Link">4 Gramatika<text:tab/>12</text:a></text:p>
          <text:p text:style-name="P24"><text:a xlink:type="simple" xlink:href="#__RefHeading___Toc1085_1716699866" text:style-name="Index_20_Link" text:visited-style-name="Index_20_Link">5 Generování kódu<text:tab/>13</text:a></text:p>
          <text:p text:style-name="P25"><text:a xlink:type="simple" xlink:href="#__RefHeading___Toc1087_1716699866" text:style-name="Index_20_Link" text:visited-style-name="Index_20_Link">5.1 Deklarace<text:tab/>13</text:a></text:p>
          <text:p text:style-name="P27"><text:a xlink:type="simple" xlink:href="#__RefHeading___Toc648_1243889013" text:style-name="Index_20_Link" text:visited-style-name="Index_20_Link">5.1.1 Jednoduché proměnné<text:tab/>13</text:a></text:p>
          <text:p text:style-name="P26"><text:a xlink:type="simple" xlink:href="#__RefHeading___Toc650_1243889013" text:style-name="Index_20_Link" text:visited-style-name="Index_20_Link">5.1.2 Funkce<text:tab/>13</text:a></text:p>
          <text:p text:style-name="P26"><text:a xlink:type="simple" xlink:href="#__RefHeading___Toc1089_1716699866" text:style-name="Index_20_Link" text:visited-style-name="Index_20_Link">5.1.3 Stringů<text:tab/>13</text:a></text:p>
          <text:p text:style-name="P26"><text:a xlink:type="simple" xlink:href="#__RefHeading___Toc652_1243889013" text:style-name="Index_20_Link" text:visited-style-name="Index_20_Link">5.1.4 Pole<text:tab/>14</text:a></text:p>
          <text:p text:style-name="P25"><text:a xlink:type="simple" xlink:href="#__RefHeading___Toc654_1243889013" text:style-name="Index_20_Link" text:visited-style-name="Index_20_Link">5.2 Řídící struktury<text:tab/>14</text:a></text:p>
          <text:p text:style-name="P26"><text:a xlink:type="simple" xlink:href="#__RefHeading___Toc656_1243889013" text:style-name="Index_20_Link" text:visited-style-name="Index_20_Link">5.2.1 Loop<text:tab/>14</text:a></text:p>
          <text:p text:style-name="P26"><text:a xlink:type="simple" xlink:href="#__RefHeading___Toc658_1243889013" text:style-name="Index_20_Link" text:visited-style-name="Index_20_Link">5.2.2 If<text:tab/>15</text:a></text:p>
          <text:p text:style-name="P25"><text:a xlink:type="simple" xlink:href="#__RefHeading___Toc660_1243889013" text:style-name="Index_20_Link" text:visited-style-name="Index_20_Link">5.3 Změna proměnné<text:tab/>15</text:a></text:p>
          <text:p text:style-name="P26"><text:a xlink:type="simple" xlink:href="#__RefHeading___Toc1113_282055569" text:style-name="Index_20_Link" text:visited-style-name="Index_20_Link">5.3.1 Jednoduché proměnné<text:tab/>15</text:a></text:p>
          <text:p text:style-name="P26"><text:a xlink:type="simple" xlink:href="#__RefHeading___Toc1115_282055569" text:style-name="Index_20_Link" text:visited-style-name="Index_20_Link">5.3.2 Pole<text:tab/>15</text:a></text:p>
          <text:p text:style-name="P24"><text:a xlink:type="simple" xlink:href="#__RefHeading___Toc1117_282055569" text:style-name="Index_20_Link" text:visited-style-name="Index_20_Link">6 Datové struktury<text:tab/>16</text:a></text:p>
          <text:p text:style-name="P25"><text:a xlink:type="simple" xlink:href="#__RefHeading___Toc1119_282055569" text:style-name="Index_20_Link" text:visited-style-name="Index_20_Link">6.1 Tabulka symbolů<text:tab/>16</text:a></text:p>
          <text:p text:style-name="P25"><text:a xlink:type="simple" xlink:href="#__RefHeading___Toc1121_282055569" text:style-name="Index_20_Link" text:visited-style-name="Index_20_Link">6.2 Tabulka funkcí<text:tab/>16</text:a></text:p>
          <text:p text:style-name="P25"><text:a xlink:type="simple" xlink:href="#__RefHeading___Toc1123_282055569" text:style-name="Index_20_Link" text:visited-style-name="Index_20_Link">6.3 Spojový list<text:tab/>16</text:a></text:p>
          <text:p text:style-name="P25"><text:a xlink:type="simple" xlink:href="#__RefHeading___Toc1125_282055569" text:style-name="Index_20_Link" text:visited-style-name="Index_20_Link">6.4 Zásobník<text:tab/>16</text:a></text:p>
          <text:p text:style-name="P24"><text:a xlink:type="simple" xlink:href="#__RefHeading___Toc662_1243889013" text:style-name="Index_20_Link" text:visited-style-name="Index_20_Link">7 Spuštění<text:tab/>17</text:a></text:p>
          <text:p text:style-name="P24"><text:a xlink:type="simple" xlink:href="#__RefHeading___Toc664_1243889013" text:style-name="Index_20_Link" text:visited-style-name="Index_20_Link">8 Závěr<text:tab/>18</text:a></text:p>
          <text:p text:style-name="P24"><text:a xlink:type="simple" xlink:href="#__RefHeading___Toc1485_570254288" text:style-name="Index_20_Link" text:visited-style-name="Index_20_Link">9 Zdroje<text:tab/>19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 by mělo být možno provádět základní operace. Dále má jazyk obsahovat statické pole, funkce a řídící struktury </text:span><text:span text:style-name="T14">if</text:span><text:span text:style-name="T13"> a </text:span><text:span text:style-name="T14">loop</text:span><text:span text:style-name="T12">. </text:span><text:span text:style-name="T11">Pro tento jazyk </text:span><text:span text:style-name="T13">bylo cílem </text:span><text:span text:style-name="T11">vytvořit gramatický lexer za pomocí nástroje FLEX. Pro vytvořené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 </text:span><text:span text:style-name="T15">Projekt není určen do produkčního nastavení – pro nastavení vstupního souboru je potřeba upravit soubor </text:span><text:span text:style-name="T16">parser.y.</text:span></text:p>
      <text:h text:style-name="P31" text:outline-level="1">T<text:span text:style-name="T17">eorie</text:span></text:h>
      <text:h text:style-name="Heading_20_2" text:outline-level="2">Lexikální analyzátory</text:h>
      <text:p text:style-name="P32">Lexikální analyzátor bere jako vstup nějaký <text:span text:style-name="T18">textový </text:span>soubor, <text:span text:style-name="T19">který předělává na sadu tokenů – </text:span><text:span text:style-name="T20">z</text:span><text:span text:style-name="T19">ákladní stavební prvky jazyka. Z klíčových slov jako </text:span><text:span text:style-name="T21">if, func, loop, ==, (, ), … </text:span><text:span text:style-name="T22">vytvoří tokeny odpovídající klíčovým slovům – vzniknou tokeny </text:span><text:span text:style-name="T21">IF, DEF, LOOP, EQUALS, LPAREN, RPAREN, … </text:span><text:span text:style-name="T23">Názvům p</text:span><text:span text:style-name="T22">roměnn</text:span><text:span text:style-name="T23">ých se také přiřadí konkrétní token –</text:span><text:span text:style-name="T22"> </text:span><text:span text:style-name="T24">IDENT</text:span><text:span text:style-name="T23">. V něm však není zřejmý název proměnné, a tak lexer tvoří dvojice token-hodnota. Dvojice se tvoří i pro klíčová slova, přestože to vlastně není potřeba. Pro výraz </text:span><text:span text:style-name="T25">int x = 3+2</text:span><text:span text:style-name="T23"> bude výstup následující: (</text:span><text:span text:style-name="T24">TYPE : „int“), (IDENT : „x“), (EQUALS : „==“), (NUMBER : „3“), (PLUS : „+“), (NUMBER : „2“). </text:span><text:span text:style-name="T23">Kromě vytváření těchto dvojic muže lex</text:span><text:span text:style-name="T26">ikální analyzátor</text:span><text:span text:style-name="T23"> navíc zaznamenávat např. číslo řádku, na kterém se token nachází.</text:span></text:p>
      <text:h text:style-name="P33" text:outline-level="3"><text:bookmark-start text:name="__RefHeading___Toc1345_3901771047"/>Konečný automat<text:bookmark-end text:name="__RefHeading___Toc1345_3901771047"/></text:h>
      <text:p text:style-name="P34"><text:span text:style-name="T20">Lexikální</text:span> analyzátory fungují na principu konečného automatu. <text:span text:style-name="T27">To je takový zjednodušený počítač, který má různé stavy. Mezi těmito stavy se přesouvá na základě toho jaké symboly přečte na vstupu</text:span>. Pamatuje si pouze aktuální stav a nic jiného. <text:span text:style-name="T28">Konečný automat začne v počátečním stavu a přečte první token, podle svých pravidel se přesune do jiného stavu a přečte další token. Jestliže je </text:span><text:span text:style-name="T29">na</text:span><text:span text:style-name="T28"> konci ve stavu uznávaném jako konečný, byl vstup syntakticky správně strukturovaný, v opačném případě nikoliv.</text:span></text:p>
      <text:h text:style-name="P35" text:outline-level="2">Gramatika</text:h>
      <text:p text:style-name="P36">Gramatika je soubor pravidel, které určují <text:span text:style-name="T30">způsob</text:span><text:span text:style-name="T31">, jak skládat tokeny do platných struktur. Určuje správnou posloupnost tokenů, aby byl text platný v kontextu daného jazyka. Příklad jednoduché </text:span><text:span text:style-name="T32">LR </text:span><text:span text:style-name="T31">gramatiky zpracovávající aritmetické výrazy:</text:span></text:p>
      <text:p text:style-name="P37">E → E + T | T</text:p>
      <text:p text:style-name="P37">T → T * F | F</text:p>
      <text:p text:style-name="P37">F → (E) | <text:span text:style-name="T33">id</text:span></text:p>
      <text:p text:style-name="P38">Zpracování jednoduchého výrazu 1*4+10, by probíhalo následovně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8">1*4+10</text:p>
          </table:table-cell>
          <table:table-cell table:style-name="Table3.A1" office:value-type="string">
            <text:p text:style-name="P39">(vstup)</text:p>
          </table:table-cell>
        </table:table-row>
        <table:table-row>
          <table:table-cell table:style-name="Table3.A1" office:value-type="string">
            <text:p text:style-name="P40">F*F+F</text:p>
          </table:table-cell>
          <table:table-cell table:style-name="Table3.A1" office:value-type="string">
            <text:p text:style-name="P40">(<text:span text:style-name="T19">tokenizace čísel</text:span>)</text:p>
          </table:table-cell>
        </table:table-row>
        <text:soft-page-break/>
        <table:table-row>
          <table:table-cell table:style-name="Table3.A1" office:value-type="string">
            <text:p text:style-name="P41">T+F</text:p>
          </table:table-cell>
          <table:table-cell table:style-name="Table3.A1" office:value-type="string">
            <text:p text:style-name="P41">(redukce F*F → T {T nižší neterminál než E})</text:p>
          </table:table-cell>
        </table:table-row>
        <table:table-row>
          <table:table-cell table:style-name="Table3.A1" office:value-type="string">
            <text:p text:style-name="P41">E</text:p>
          </table:table-cell>
          <table:table-cell table:style-name="Table3.A1" office:value-type="string">
            <text:p text:style-name="P41">(redukce T+F → E)</text:p>
          </table:table-cell>
        </table:table-row>
      </table:table>
      <text:p text:style-name="P38"/>
      <text:h text:style-name="Heading_20_2" text:outline-level="2"><text:bookmark-start text:name="__RefHeading___Toc1343_3901771047"/><text:span text:style-name="T34">Syntaktický analyzátor</text:span><text:span text:style-name="T35"> </text:span><text:bookmark-end text:name="__RefHeading___Toc1343_3901771047"/></text:h>
      <text:p text:style-name="P42">Parser, tedy syntaktický analyzátor je dalším krokem v překladu jazyka. Za vstup bere tokeny vytvořené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29">Toto je možné za využití pravidel bezkontextové gramatiky, takové která si </text:span><text:span text:style-name="T27">nepamatuje už zanalyzované části</text:span><text:span text:style-name="T29">. Ta nemusí pojímat všechn</text:span><text:span text:style-name="T36">a</text:span><text:span text:style-name="T29"> pravidla jazyka, ale pokud by byla použita gramatika kontextová nemohl by být text efektivně syntakticky analyzován, proto se používají jiné nástroje pro vymáhání kontextových pravidel – např. tabulka symbolů. Ta se vytváří</text:span><text:span text:style-name="T37"> díky přidaným pravidlům </text:span><text:span text:style-name="T29">v gramatice a s její pomocí se tak</text:span><text:span text:style-name="T37"> může kontrolovat sémantická správnost textu. Společně s</text:span><text:span text:style-name="T29">e</text:span><text:span text:style-name="T37"> sémantickou kontrolou zároveň probíhá generování nového kódu, respektive druhého jazyka. </text:span><text:span text:style-name="T29">Pokud by se jednalo o interpret, byl by syntaktický strom rovnou vyhodnocován.</text:span></text:p>
      <text:h text:style-name="P43" text:outline-level="2"><text:bookmark-start text:name="__RefHeading___Toc1347_3901771047"/>Typy syntaktických analyzátorů<text:bookmark-end text:name="__RefHeading___Toc1347_3901771047"/></text:h>
      <text:p text:style-name="P44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27">směrem dopředu</text:span> LR(<text:span text:style-name="T38">k</text:span>). Pro takzvaný lookahead<text:span text:style-name="T33"> k </text:span><text:span text:style-name="T39">se</text:span><text:span text:style-name="T33"> </text:span>zpravidla používá <text:span text:style-name="T33">k = 1</text:span>. Gramatika s nulovým lookaheadem by nebyla schopna jakékoliv rekurze a musela by se na základně jednoho symbolu rozhodnout. <text:span text:style-name="T27">S</text:span><text:span text:style-name="T38"> k = 1</text:span><text:span text:style-name="T40"> by bylo</text:span><text:span text:style-name="T39"> </text:span>nemožné posoudit složitější struktury. Pro nejpoužívanější typ gramatiky LR jsou postupy, jak ty s <text:span text:style-name="T33">k &gt; 1</text:span><text:span text:style-name="T39"> převést na LR(</text:span><text:span text:style-name="T33">1</text:span><text:span text:style-name="T39">), jelikož ty se mnohem efektivněji syntakticky analyzují. <text:s/></text:span><text:span text:style-name="T41">Před touto definicí občas ještě stojí další specifikace parseru – LALR, SLR </text:span><text:span text:style-name="T42">(zjednodušené formy kanonického LR analyzátoru)</text:span><text:span text:style-name="T41">, GLR </text:span><text:span text:style-name="T42">(analyzátor nedeterministických gramatik)</text:span><text:span text:style-name="T41">.</text:span></text:p>
      <text:h text:style-name="Heading_20_3" text:outline-level="3"><text:bookmark-start text:name="__RefHeading___Toc1349_3901771047"/><text:soft-page-break/>Shora dolů<text:bookmark-end text:name="__RefHeading___Toc1349_3901771047"/></text:h>
      <text:p text:style-name="P45">Tento typ začíná analýzu od největšího stavebního kamene a snaží se ho postupně expandovat a výsledek napasovat na vstupní text. Postupné „rozbíjení“ větších kamenů vede až k posledním terminálním tokenům, které je možné porovnat se vstupem.</text:p>
      <text:h text:style-name="Heading_20_4" text:outline-level="4">LL</text:h>
      <text:p text:style-name="P46">LL parsování odpovídá systému shora dolů přičemž se využívá levé derivace. To znamená že analyzátor proměnuje symboly v pořadí zleva. Máme li výraz 1 + 1 = 2, provede následující kroky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7">S</text:p>
            <text:p text:style-name="P48"><text:span text:style-name="T43">↓</text:span></text:p>
          </table:table-cell>
          <table:table-cell table:style-name="Table2.A1" office:value-type="string">
            <text:p text:style-name="P49">(vstup)</text:p>
          </table:table-cell>
        </table:table-row>
        <table:table-row>
          <table:table-cell table:style-name="Table2.A1" office:value-type="string">
            <text:p text:style-name="P50">S+S</text:p>
            <text:p text:style-name="P51"><text:span text:style-name="T43">↓</text:span></text:p>
          </table:table-cell>
          <table:table-cell table:style-name="Table2.A1" office:value-type="string">
            <text:p text:style-name="P49">(expanze S → S+S)</text:p>
          </table:table-cell>
        </table:table-row>
        <table:table-row>
          <table:table-cell table:style-name="Table2.A1" office:value-type="string">
            <text:p text:style-name="P50">S+S=S</text:p>
            <text:p text:style-name="P51"><text:span text:style-name="T43">↓</text:span></text:p>
          </table:table-cell>
          <table:table-cell table:style-name="Table2.A1" office:value-type="string">
            <text:p text:style-name="P49">(expanze S → S=S)</text:p>
          </table:table-cell>
        </table:table-row>
        <table:table-row>
          <table:table-cell table:style-name="Table2.A1" office:value-type="string">
            <text:p text:style-name="P50">1+S=S</text:p>
            <text:p text:style-name="P51"><text:span text:style-name="T43">↓</text:span></text:p>
          </table:table-cell>
          <table:table-cell table:style-name="Table2.A1" office:value-type="string">
            <text:p text:style-name="P49">(expanze S → 1)</text:p>
          </table:table-cell>
        </table:table-row>
        <table:table-row>
          <table:table-cell table:style-name="Table2.A1" office:value-type="string">
            <text:p text:style-name="P49">1+1=S</text:p>
            <text:p text:style-name="P51"><text:span text:style-name="T43">↓</text:span></text:p>
          </table:table-cell>
          <table:table-cell table:style-name="Table2.A1" office:value-type="string">
            <text:p text:style-name="P49">(ex<text:span text:style-name="T44">p</text:span>anze S → 1)</text:p>
          </table:table-cell>
        </table:table-row>
        <table:table-row>
          <table:table-cell table:style-name="Table2.A1" office:value-type="string">
            <text:p text:style-name="P49">1+1=2</text:p>
          </table:table-cell>
          <table:table-cell table:style-name="Table2.A1" office:value-type="string">
            <text:p text:style-name="P49">(ex<text:span text:style-name="T44">p</text:span>anze S → 2)</text:p>
          </table:table-cell>
        </table:table-row>
      </table:table>
      <text:p text:style-name="P47"/>
      <text:h text:style-name="Heading_20_3" text:outline-level="3"><text:bookmark-start text:name="__RefHeading___Toc1351_3901771047"/>Zespoda nahoru<text:bookmark-end text:name="__RefHeading___Toc1351_3901771047"/></text:h>
      <text:p text:style-name="P45">Častější <text:span text:style-name="T45">i praktičtějším </text:span>způsobem je analýza začínající od terminálů. Těmito definitivn<text:span text:style-name="T46">í</text:span>mi kameny začne a skládá z nich postupně více a více abstrahované pravidla, jež dohromady tvoří různé podstromy, až dojde k cílovému neterminálu, který podstromy spojí a vznikne tak finální syntaktický strom. </text:p>
      <text:h text:style-name="Heading_20_4" text:outline-level="4"><text:soft-page-break/>LR</text:h>
      <text:p text:style-name="P45">LR parser používá opačného principu a analyzuje odspoda nahoru s využitím pravé derivace. <text:span text:style-name="T47">Tedy analogicky se jedná o expanzi symbolů zprava. Výše uvedený výraz by tedy s LR gramatikou vypadal takto:</text:span></text:p>
      <text:p text:style-name="P52">TODO spravny priklad</text:p>
      <text:h text:style-name="P53" text:outline-level="1"><text:bookmark-start text:name="__RefHeading___Toc1111_282055569"/>Jazyk Rogalo<text:bookmark-end text:name="__RefHeading___Toc1111_282055569"/></text:h>
      <text:p text:style-name="P54">Jazyk Rogalo je jednoduchým procedurálním jazykem s funkcemi. <text:span text:style-name="T48">Syntaxe je proto intuitivní a podobná jiným již existujícím jazykům. Nicméně jsem ji upravil tak, aby se mi v něm kód psal dobře a myslím, že by se s ním daly napsat i komplikovanější programy, jak je možné vidět na příkladě využití algoritmizace řazení seznamu bubble-sort. </text:span></text:p>
      <text:h text:style-name="Heading_20_2" text:outline-level="2"><text:bookmark-start text:name="__RefHeading___Toc1471_570254288"/>Syntaxe<text:bookmark-end text:name="__RefHeading___Toc1471_570254288"/></text:h>
      <text:h text:style-name="P55" text:outline-level="3"><text:bookmark-start text:name="__RefHeading___Toc1473_570254288"/>Komentáře<text:bookmark-end text:name="__RefHeading___Toc1473_570254288"/></text:h>
      <text:p text:style-name="P56"><text:span text:style-name="T17">Komentáře pro lepší orientaci v kódu a popis se oz</text:span><text:span text:style-name="T49">na</text:span><text:span text:style-name="T17">čují dvojitým </text:span><text:span text:style-name="T50">##</text:span><text:span text:style-name="T17">, případně </text:span><text:span text:style-name="T51">##</text:span><text:span text:style-name="T52">[</text:span><text:span text:style-name="T53">[</text:span><text:span text:style-name="T54">[</text:span><text:span text:style-name="T55">komentář</text:span><text:span text:style-name="T56">]</text:span><text:span text:style-name="T57">]</text:span><text:span text:style-name="T51">]##</text:span><text:span text:style-name="T17">.</text:span></text:p>
      <text:h text:style-name="Heading_20_3" text:outline-level="3"><text:bookmark-start text:name="__RefHeading___Toc1475_570254288"/>Proměnné<text:bookmark-end text:name="__RefHeading___Toc1475_570254288"/></text:h>
      <text:p text:style-name="P57">Proměnné se zakládají takto: <text:span text:style-name="T58">[typ] [název proměnné] </text:span><text:span text:style-name="T59">=</text:span><text:span text:style-name="T58"> [výraz]</text:span><text:span text:style-name="T33">. </text:span><text:span text:style-name="T60">Pod pojmem výraz se rozumí rozumí číselné operace, jiné proměnné a také volání funkcí. Případně ještě prvek seznamu. Pole se pouze inicializují, nebo se celé kopírují z jiného pole: </text:span><text:span text:style-name="T61">arr </text:span><text:span text:style-name="T58">[typ prvků] [název pole] [specifikace pole]</text:span><text:span text:style-name="T60"> nebo </text:span><text:span text:style-name="T61">arr </text:span><text:span text:style-name="T58">[typ prvků] [název pole] [specifikace pole] </text:span><text:span text:style-name="T59">=</text:span><text:span text:style-name="T58"> [jiné pole]</text:span><text:span text:style-name="T60">. Specifikace pole znamená kolik prvků bude pole mít, případně jestli to bude pole polí – </text:span><text:span text:style-name="T62">arr int pole[2][3][4]</text:span><text:span text:style-name="T60"> vytvoří pole o dvou polích, každé se třemi poli o čtyřech prvcích.</text:span></text:p>
      <text:h text:style-name="Heading_20_3" text:outline-level="3"><text:bookmark-start text:name="__RefHeading___Toc1477_570254288"/>Operátory<text:bookmark-end text:name="__RefHeading___Toc1477_570254288"/></text:h>
      <text:p text:style-name="P58">Možné operátory jsou:</text:p>
      <text:list text:style-name="L2">
        <text:list-item>
          <text:p text:style-name="P59">číselné – plus <text:span text:style-name="T63">+</text:span>, minus <text:span text:style-name="T63">-</text:span>, krát <text:span text:style-name="T64">*</text:span>, děleno <text:span text:style-name="T63">/</text:span></text:p>
        </text:list-item>
        <text:list-item>
          <text:p text:style-name="P59">komparativní – menší než <text:span text:style-name="T63">&lt;</text:span>, větší než <text:span text:style-name="T63">&gt;</text:span>, menší nebo rovno <text:span text:style-name="T63">&lt;=</text:span>, větší nebo rovno <text:span text:style-name="T63">&gt;=</text:span>, rovná se <text:span text:style-name="T65">==</text:span>, nerovná se <text:span text:style-name="T63">!=</text:span></text:p>
        </text:list-item>
      </text:list>
      <text:h text:style-name="P60" text:outline-level="3"><text:bookmark-start text:name="__RefHeading___Toc1479_570254288"/>Řídící struktury<text:bookmark-end text:name="__RefHeading___Toc1479_570254288"/></text:h>
      <text:p text:style-name="P61">Řídící struktury jazyk nabízí dvě: </text:p>
      <text:list text:style-name="L3">
        <text:list-item>
          <text:p text:style-name="P62"><text:span text:style-name="T66">If struktury vypadají následovně: </text:span><text:span text:style-name="T67">if</text:span><text:span text:style-name="T68"> (</text:span><text:span text:style-name="T69">[</text:span><text:span text:style-name="T70">podmínka</text:span><text:span text:style-name="T69">]</text:span><text:span text:style-name="T71">)</text:span><text:span text:style-name="T72">{</text:span><text:span text:style-name="T69">[</text:span><text:span text:style-name="T70">kód</text:span><text:span text:style-name="T69">]</text:span><text:span text:style-name="T72">}</text:span><text:span text:style-name="T66">. </text:span><text:span text:style-name="T73">Podmínka zname</text:span><text:span text:style-name="T74">ná porovnání jednoho výrazu s druhým.</text:span></text:p>
        </text:list-item>
        <text:list-item>
          <text:p text:style-name="P63"><text:soft-page-break/>Loop: <text:span text:style-name="T75">loop (</text:span><text:span text:style-name="T76">[</text:span><text:span text:style-name="T77">proměnná přes kterou se iteruje</text:span><text:span text:style-name="T76">]</text:span><text:span text:style-name="T78">;</text:span><text:span text:style-name="T77"> </text:span><text:span text:style-name="T76">[</text:span><text:span text:style-name="T77">začáteční hodnota iterování</text:span><text:span text:style-name="T76">]</text:span><text:span text:style-name="T79">→</text:span><text:span text:style-name="T76">[</text:span><text:span text:style-name="T77">konečná hodnota do které se bude iterovat (včetně)</text:span><text:span text:style-name="T76">]</text:span><text:span text:style-name="T78">;</text:span><text:span text:style-name="T77"> </text:span><text:span text:style-name="T76">[</text:span><text:span text:style-name="T77">vynechatelný krok o který se proměnná bude zvyšovat, výchozí hodnota je 1</text:span><text:span text:style-name="T76">]</text:span><text:span text:style-name="T78">)</text:span><text:span text:style-name="T79">{</text:span><text:span text:style-name="T76">[</text:span><text:span text:style-name="T77">kód</text:span><text:span text:style-name="T76">]</text:span><text:span text:style-name="T79">}</text:span>.</text:p>
        </text:list-item>
      </text:list>
      <text:h text:style-name="Heading_20_3" text:outline-level="3"><text:bookmark-start text:name="__RefHeading___Toc1481_570254288"/>Funkce<text:bookmark-end text:name="__RefHeading___Toc1481_570254288"/></text:h>
      <text:p text:style-name="P61">Funkce jsou definovány takto: <text:span text:style-name="T80">func </text:span><text:span text:style-name="T81">[datový typ návratové hodnoty] [jméno funkce]</text:span><text:span text:style-name="T82">(</text:span><text:span text:style-name="T81">[argumenty]</text:span><text:span text:style-name="T82">)</text:span><text:span text:style-name="T83">{</text:span><text:span text:style-name="T81">[kód]</text:span><text:span text:style-name="T83">}</text:span>. <text:span text:style-name="T74">Argumenty jsou definovány typem a názvem proměnné.</text:span>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64">FLEX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 je open-source nástroj, který generuje lexikální analyzátor. Umožňuje zefektivnit a výrazně zkrátit vytváření analyzátoru. <text:span text:style-name="T84">Struktura FLEX programu je následující: začíná definicemi, následuje uživatelský kód v c, nebo c++ (v mém případě c) uzavřený v závorkách s procenty </text:span><text:span text:style-name="T85">% { } %</text:span><text:span text:style-name="T84">. Pak </text:span><text:span text:style-name="T86">jsou v souboru deklarace stavů jiných než INITIAL, dále dvojitá procenta </text:span><text:span text:style-name="T87">%%</text:span><text:span text:style-name="T86">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88">flex </text:span><text:span text:style-name="T89">[možnosti] [název souboru]</text:span><text:span text:style-name="T90">.</text:span><text:span text:style-name="T91">l</text:span></text:p>
      <text:h text:style-name="Heading_20_2" text:outline-level="2"><text:bookmark-start text:name="__RefHeading___Toc737_1611209431"/>BISON<text:bookmark-end text:name="__RefHeading___Toc737_1611209431"/></text:h>
      <text:p text:style-name="P65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92">statických deklarací</text:span> v závorkách s procenty <text:span text:style-name="T63">{% %}</text:span>, následují definice datových typů tokenů, pak definice tokenů samotných, neterminálů, předností jednotlivých symbolů i startovacího symbolu. <text:span text:style-name="T92">Dále se v souboru vyskytují gramatická pravidla uzavřená v dvojitých procentech </text:span><text:span text:style-name="T93">%% </text:span><text:span text:style-name="T94">[kód]</text:span><text:span text:style-name="T93"> %%</text:span><text:span text:style-name="T92">. Na konci souboru jsou definice na začátku deklarovaných funkcí společně s hlavní main funkcí, která celý analyzátor spouští. BISON se volá také z příkazové řádky: </text:span><text:span text:style-name="T95">bison </text:span><text:span text:style-name="T96">[možnosti] </text:span><text:span text:style-name="T97">[název souboru]</text:span><text:span text:style-name="T98">.y</text:span></text:p>
      <text:h text:style-name="P66" text:outline-level="2"><text:bookmark-start text:name="__RefHeading___Toc739_1611209431"/>LLVM<text:bookmark-end text:name="__RefHeading___Toc739_1611209431"/></text:h>
      <text:p text:style-name="P67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<text:span text:style-name="T46">se</text:span> <text:span text:style-name="T46">zaměřuje</text:span> se na meziplatformovou reprezentaci kódu – LLVM IR. Tento „srozumitelnější assembly kód“ <text:span text:style-name="T99">postupně </text:span>zlepšuje v několika po sobě jdoucích průchodech.<text:span text:style-name="T100"> </text:span><text:span text:style-name="T101">Clang jakožto součást LLVM projektu </text:span><text:span text:style-name="T99">obsahuje tento optimalizátor, ale i kompilátor ze samotného LLVM IR do strojového kódu. Clang</text:span><text:span text:style-name="T102"> </text:span><text:span text:style-name="T103">za mě tedy spustí LLVM optimalizátor </text:span><text:span text:style-name="T104">na LLVM IR vygenerované mým kompilátorem</text:span><text:span text:style-name="T103"> a zároveň z optimalizované verze IR vytvoří spustitelný soubor.</text:span></text:p>
      <text:h text:style-name="P68" text:outline-level="1"><text:bookmark-start text:name="__RefHeading___Toc1483_570254288"/>Gramatika <text:span text:style-name="T36">jazyka Rogalo</text:span><text:bookmark-end text:name="__RefHeading___Toc1483_570254288"/></text:h>
      <text:p text:style-name="P69">Bud<text:span text:style-name="T105">u</text:span> j<text:span text:style-name="T105">i</text:span> vysvětlovat způsobem shora dolů, i když jsem si vědom, že BISON využívá LR princip a tedy analýzu zespoda nahoru. Celý soubor je uzavřen v neterminálu <text:span text:style-name="T33">st</text:span><text:span text:style-name="T39">, jenž se skládá z neterminálů začátku souboru a programu. </text:span><text:span text:style-name="T106">Program se rekurzivně skládá z neterminálů </text:span><text:span text:style-name="T107">statement</text:span><text:span text:style-name="T106">. Tedy může jich tam být </text:span><text:span text:style-name="T108">1</text:span><text:span text:style-name="T106"> – </text:span><text:span text:style-name="T107">n </text:span><text:span text:style-name="T106">za sebou. </text:span><text:span text:style-name="T107">Statement </text:span><text:span text:style-name="T106">může být buďto deklarace, řídící struktura, změna proměnné nebo komentář. </text:span><text:span text:style-name="T109">Pod deklarace spadá vytvoření nové proměné, funkce, textového řetězce i pole. Mezi řídící struktury patří </text:span><text:span text:style-name="T110">loop</text:span><text:span text:style-name="T109"> a </text:span><text:span text:style-name="T110">if. </text:span><text:span text:style-name="T109">Dále ukáži, jak jsem konkrétní struktury přeložil z jazyka Rogalo do LLVM IR.</text:span></text:p>
      <text:h text:style-name="Heading_20_1" text:outline-level="1"><text:bookmark-start text:name="__RefHeading___Toc1085_1716699866"/>G<text:span text:style-name="T105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111">Jednoduché p</text:span>roměnné<text:bookmark-end text:name="__RefHeading___Toc648_1243889013"/></text:h>
      <text:p text:style-name="P70">Proměnné v mém kódu jsou reprezentovány jako pointer. To je proto, aby se mohla jejich hodnota měnit a nemusela se pokaždé vytvářet nová proměnná, jelikož LLVM IR je SSA <text:span text:style-name="T74">(Static Single Asignment)</text:span>. To znamená, že každé proměnné může být přiřazena hodnota právě jednou. Při deklaraci proměnné tedy vytvořím pointer s přísluš<text:span text:style-name="T112">ým typem </text:span><text:span text:style-name="T113">a k jeho názvu připojím nulu, aby bylo jasné, že to je pointer</text:span>, a poté na místo na které ukazuje uložím hodnotu, která je proměnné přiřazována. </text:p>
      <text:h text:style-name="Heading_20_3" text:outline-level="3"><text:bookmark-start text:name="__RefHeading___Toc650_1243889013"/>Funkce<text:bookmark-end text:name="__RefHeading___Toc650_1243889013"/></text:h>
      <text:p text:style-name="P71">Definice funkcí by měly být na nejvyšší úrovní LLVM IR programu, tedy mimo funkci <text:span text:style-name="T33">main</text:span><text:span text:style-name="T39">. Proto mám otevřené dva soubory – </text:span><text:span text:style-name="T33">out.ll </text:span><text:span text:style-name="T39">a </text:span><text:span text:style-name="T33">temp_out.ll</text:span><text:span text:style-name="T39">. To mi umožňuje psát definice funkcí do </text:span><text:span text:style-name="T33">out.ll</text:span><text:span text:style-name="T39"> a zbytek do </text:span><text:span text:style-name="T33">temp_out.ll</text:span><text:span text:style-name="T39"> a posléze připojit </text:span><text:span text:style-name="T33">temp_out.ll </text:span><text:span text:style-name="T39">k </text:span><text:span text:style-name="T33">out.ll</text:span><text:span text:style-name="T39">, a tak dosáhnout definice funkcí na začátku souboru. </text:span><text:span text:style-name="T114">Reprezentace funkce v Rogalu je takováto: </text:span><text:span text:style-name="T115">func </text:span><text:span text:style-name="T116">[datový typ návratové hodnoty] [jméno funkce]</text:span><text:span text:style-name="T115">(</text:span><text:span text:style-name="T116">[argumenty]</text:span><text:span text:style-name="T115">)</text:span><text:span text:style-name="T117">{</text:span><text:span text:style-name="T116">[kód]</text:span><text:span text:style-name="T117">}</text:span><text:span text:style-name="T118">. Datový typ je stejný jako u proměnné, s tím rozdílem, že funkce může vracet i pole, které je popsané níže </text:span><text:span text:style-name="T114">a také je s</text:span><text:span text:style-name="T104">c</text:span><text:span text:style-name="T114">hopná nevracet nic – datový typ </text:span><text:span text:style-name="T119">void</text:span><text:span text:style-name="T118">. Argumenty fu</text:span><text:span text:style-name="T104">n</text:span><text:span text:style-name="T118">kce jsou předávány normální </text:span><text:span text:style-name="T114">SSA </text:span><text:span text:style-name="T118">proměnnou, a tak je potřeba je na začátku funkce převést na pointer, abych s nimi mohl dál pracovat. Tělo funkce vypadá stejně jako normální kód, ale kromě tokenu </text:span><text:span text:style-name="T120">statement </text:span><text:span text:style-name="T118">akceptuje ještě </text:span><text:span text:style-name="T120">return</text:span><text:span text:style-name="T118">. </text:span></text:p>
      <text:h text:style-name="Heading_20_3" text:outline-level="3"><text:bookmark-start text:name="__RefHeading___Toc1089_1716699866"/>Stringů<text:bookmark-end text:name="__RefHeading___Toc1089_1716699866"/></text:h>
      <text:p text:style-name="P72">Textové řetězce mám definované jako globální konstanty na začátku souboru. Je tedy obdobně jako u definicí fu<text:span text:style-name="T46">n</text:span>kcí potřeba ošetřit, aby byly před fu<text:span text:style-name="T46">n</text:span>kcí <text:span text:style-name="T33">main</text:span><text:span text:style-name="T39">. Zde ovšem nastává konflikt, pokud jsem v definici funkce a vytvářím string, mohlo by se stát, že bych konstantu vytvořil uprostřed funkce, a tím pádem ji vytvářel při každém volání funkce. </text:span><text:span text:style-name="T121">Proto </text:span><text:span text:style-name="T122">jsem vytvořil dočasný</text:span><text:span text:style-name="T121"> </text:span><text:span text:style-name="T122">string, do kterého se deklarace stringů ukládají v případě, že je kód v deklaraci funkce. Když pak program dojde na konec funkce, daný string vytiskne za funkci, čímž se zajistí, že se stringy nebudou tvořit vícekrát. <text:s/>Samotný datový typ je statické pole znaků. V kódu tedy deklarace stringů vypadá takto: „</text:span><text:span text:style-name="T123">@</text:span><text:span text:style-name="T124">[</text:span><text:span text:style-name="T125">název stringu</text:span><text:span text:style-name="T124">]</text:span><text:span text:style-name="T126"> </text:span><text:span text:style-name="T127">=</text:span><text:span text:style-name="T126"> private constant [</text:span><text:span text:style-name="T125">[délka stringu]</text:span><text:span text:style-name="T126"> x i8] c</text:span><text:span text:style-name="T128">“</text:span><text:span text:style-name="T125">[string samotný]</text:span><text:span text:style-name="T128">“</text:span><text:span text:style-name="T122">. 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73">U deklarace polí jsem se je rozhodl pouze inicializovat. Tedy nepřiřazuji každému prvku nějakou hodnotu, <text:span text:style-name="T129">to je povoleno jenom jednotlivě, pro každý prvek pole zvlášť</text:span>.<text:span text:style-name="T129">Jako u proměnné se vytvoří pointer s daným typem a názvem s připojenou nulou na konci. </text:span><text:s/><text:span text:style-name="T105">Proto je</text:span> deklarace která kopíruje cel<text:span text:style-name="T129">é jiné pole povolená, </text:span><text:span text:style-name="T105">stačí pouze načíst hodnotu pointeru a uložit jí do jiného</text:span><text:span text:style-name="T129">. </text:span><text:span text:style-name="T105">Ještě musí p</text:span><text:span text:style-name="T130">roběhn</text:span><text:span text:style-name="T108">out</text:span><text:span text:style-name="T130"> kontrola, zda se jeho typ shoduje s typem zadaným. </text:span><text:span text:style-name="T108">A právě t</text:span><text:span text:style-name="T129">yp pole je v tomto případě trochu komplikovanější. </text:span><text:span text:style-name="T66">S</text:span><text:span text:style-name="T131">pecifikace pole vypadá takto: </text:span><text:span text:style-name="T132">[</text:span><text:span text:style-name="T133">výraz</text:span><text:span text:style-name="T132">][</text:span><text:span text:style-name="T133">výraz</text:span><text:span text:style-name="T132">][</text:span><text:span text:style-name="T133">výraz</text:span><text:span text:style-name="T134">]...</text:span><text:span text:style-name="T131"> Výraz nejvíce na pravo je nejvnitřnější, tedy deklarace </text:span><text:span text:style-name="T135">arr int pole[2][4][3]</text:span><text:span text:style-name="T131"> vytvoří pole s dvěmi prvky – poli o čtyřech prvcích, které jsou také pole a mají v sobě tři prvky typu int. Tuto specifikaci ukládám v zásobníku, z kterého pak tvořím typ v LLVM IR, který vypadá takto: </text:span><text:span text:style-name="T135">[2 x [4 x [3 x i32]]]</text:span><text:span text:style-name="T131">. Přistupuji k tomu takovým způsobem, že vytvořím první závorku se základním typem seznamu </text:span><text:span text:style-name="T135">[3 x i32]</text:span><text:span text:style-name="T131"> a potom k ní zvenku přidávám vrchní položky ze zásobníku. </text:span><text:span text:style-name="T108">Používám zásobník, jelikož k hodnotám přistupuji „odzadu“. 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74">Řídící struktura loop je <text:span text:style-name="T136">jedna z</text:span> <text:span text:style-name="T136">nej</text:span>komplikovan<text:span text:style-name="T136">ějších částí projektu, znát je to na množství kódu, který při jejím tvoření generuji. Začínám přípravným blokem kódu. Ten vytvoří proměnou, přes kterou bude </text:span><text:span text:style-name="T137">loop </text:span><text:span text:style-name="T138">iterovat a uloží do ní startovní hodnotu. Zároveň vytvoří proměnnou s maximální hodnotou, ke které se bude iterovat. </text:span><text:span text:style-name="T139">Také</text:span><text:span text:style-name="T138"> se vytvoří proměnná, která ukazuje, zda je startovní hodnota vyšší, nebo nižší než cílová. Touto proměnnou se </text:span><text:span text:style-name="T137">loop</text:span><text:span text:style-name="T138"> děl</text:span><text:span text:style-name="T104">í</text:span><text:span text:style-name="T138"> na dvě části. V pr</text:span><text:span text:style-name="T104">v</text:span><text:span text:style-name="T138">ní vždy kontroluje, zda </text:span><text:span text:style-name="T140">je proměn</text:span><text:span text:style-name="T104">n</text:span><text:span text:style-name="T140">á menší než cílová hodnota a krok přičítá, zatímco v druhé větvi kontroluje, zda je proměnná větší a krok odečítá. </text:span><text:span text:style-name="T139">Kontrolování probíhá před spuštěním kódu uvnitř </text:span><text:span text:style-name="T141">loopu</text:span><text:span text:style-name="T139">, Přidávání či odčítání po něm. Zároveň s tím se skočí na zpět na kontrolu a pokud už byly podmínky splněny z </text:span><text:span text:style-name="T141">loopu </text:span><text:span text:style-name="T139">se vyskočí. </text:span><text:span text:style-name="T142">Každý </text:span><text:span text:style-name="T143">loop </text:span><text:span text:style-name="T142">má své proměn</text:span><text:span text:style-name="T104">n</text:span><text:span text:style-name="T142">é a bloky kódu, kam skáče, pokud tedy nastane situace, že se volá </text:span><text:span text:style-name="T143">loop </text:span><text:span text:style-name="T142">ve struktuře </text:span><text:span text:style-name="T143">loop, </text:span><text:span text:style-name="T142">musí si původní </text:span><text:span text:style-name="T143">loop </text:span><text:span text:style-name="T142">nějakým způsobem zapamatovat, jak pojmenovávat své proměnné, aby nedošlo ke kolizi. Toho docílím pomocí zásobníku – když </text:span><text:span text:style-name="T143">loop </text:span><text:span text:style-name="T142">začíná přidám do zásobníku číslo momentální struktury </text:span><text:span text:style-name="T143">loop</text:span><text:span text:style-name="T142">, když narazím na další </text:span><text:span text:style-name="T143">loop</text:span><text:span text:style-name="T142">, přidám opět jeho číslo do zásobníku, vygeneruji ho, a pak číslo ze zásobníku odstraním, pak může být vygenerován zbytek kódu z původní struktury </text:span><text:span text:style-name="T143">loop</text:span><text:span text:style-name="T142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75">U řídící struktury <text:span text:style-name="T33">if </text:span><text:span text:style-name="T39">se jednoduše vytvoří proměnná, která rozhoduje, zda se má skočit do bloku s kódem v </text:span><text:span text:style-name="T33">if </text:span><text:span text:style-name="T39">struktuře, nebo se má pokračovat dál. Pro tento účel se v LLVM IR využívá příkaz </text:span><text:span text:style-name="T33">icmp: </text:span><text:span text:style-name="T144">%condition</text:span><text:span text:style-name="T145"> </text:span><text:span text:style-name="T146">=</text:span><text:span text:style-name="T145"> icmp </text:span><text:span text:style-name="T147">[operace] [typ] [první proměnná]</text:span><text:span text:style-name="T145">, </text:span><text:span text:style-name="T147">[druhá proměnná]</text:span><text:span text:style-name="T33">.</text:span><text:span text:style-name="T39">Ve výsledku to pak může vypadat zhruba takto: </text:span><text:span text:style-name="T144">%condition_if1</text:span><text:span text:style-name="T145"> </text:span><text:span text:style-name="T146">=</text:span><text:span text:style-name="T145"> icmp sgt i32 </text:span><text:span text:style-name="T144">%t10</text:span><text:span text:style-name="T145">, </text:span><text:span text:style-name="T148">12</text:span><text:span text:style-name="T33">. </text:span><text:span text:style-name="T39">Ptáme se, jestli je proměnná </text:span><text:span text:style-name="T33">t10</text:span><text:span text:style-name="T39"> (může být i negativní, proto </text:span><text:span text:style-name="T33">sgt</text:span><text:span text:style-name="T39">) větší než 12, pokud ano bude hodnota </text:span><text:span text:style-name="T33">%condition_if1 </text:span><text:span text:style-name="T39">nastavena na 1, jinak na 0. Proměn</text:span><text:span text:style-name="T104">n</text:span><text:span text:style-name="T39">á se pak využije pro určení, zda pokračovat dál, nebo se vnořit do </text:span><text:span text:style-name="T33">if</text:span><text:span text:style-name="T39">: </text:span><text:span text:style-name="T149">br i1 </text:span><text:span text:style-name="T150">[</text:span><text:span text:style-name="T151">proměnná</text:span><text:span text:style-name="T150">]</text:span><text:span text:style-name="T149">, label </text:span><text:span text:style-name="T150">[</text:span><text:span text:style-name="T134">název štítku, nakterý se má skočit, </text:span><text:span text:style-name="T151">když je proměnná 1</text:span><text:span text:style-name="T150">]</text:span><text:span text:style-name="T149">, label </text:span><text:span text:style-name="T150">[</text:span><text:span text:style-name="T151">když je proměnná 0</text:span><text:span text:style-name="T150">]</text:span><text:span text:style-name="T39">. 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76" text:outline-level="3"><text:bookmark-start text:name="__RefHeading___Toc1113_282055569"/>Jednoduché proměnné<text:bookmark-end text:name="__RefHeading___Toc1113_282055569"/></text:h>
      <text:p text:style-name="P77">Změna jednodu<text:span text:style-name="T46">c</text:span>hé proměnné spočívá v tom, že si vyhledám její typ v tabulce, do které si je ukládám a potom uložím přiřazovanou hodnotu do pointru proměnné: <text:span text:style-name="T83">store </text:span><text:span text:style-name="T81">[typ] [přiřazovaná hodnota]</text:span><text:span text:style-name="T82">, ptr </text:span><text:span text:style-name="T81">[název proměnné]</text:span><text:span text:style-name="T152">0</text:span>.</text:p>
      <text:h text:style-name="Heading_20_3" text:outline-level="3"><text:bookmark-start text:name="__RefHeading___Toc1115_282055569"/>Pole<text:bookmark-end text:name="__RefHeading___Toc1115_282055569"/></text:h>
      <text:p text:style-name="P78">Statické pole je reprezentováno pouze místem v paměti na určitý počet prvků daného typu. Pokud chci změnit prvek <text:span text:style-name="T33">[10][2]</text:span><text:span text:style-name="T39"> nějakého pole, na které mám uložený pointer na jeho začátek, nejde o nic jiného, než vypočítat, kde se tento prvek nachází. K tomu slouží instrukce </text:span><text:span text:style-name="T33">getelementptr</text:span><text:span text:style-name="T39">: </text:span><text:span text:style-name="T81">[proměnná, </text:span><text:span text:style-name="T153">do</text:span><text:span text:style-name="T81"> které chci výsledek uložit]</text:span><text:span text:style-name="T83"> </text:span><text:span text:style-name="T154">=</text:span><text:span text:style-name="T83"> getelementptr </text:span><text:span text:style-name="T81">[typ prvků]</text:span><text:span text:style-name="T83">, ptr </text:span><text:span text:style-name="T81">[název pointru na pole]</text:span><text:span text:style-name="T83">, i32 </text:span><text:span text:style-name="T152">0</text:span><text:span text:style-name="T83">, i32 </text:span><text:span text:style-name="T81">[první index]</text:span><text:span text:style-name="T83">, i32 </text:span><text:span text:style-name="T81">[druhý index]</text:span><text:span text:style-name="T83">, </text:span><text:span text:style-name="T155">…</text:span><text:span text:style-name="T39"> Na začátku výčtu indexů je 0, to je proto, že pole samotné, tak jak je v LLVM IR implementované, vzhledem k tomu, že to je pointer, musí být také indexováno. Poté stačí uložit přiřazovanou hodnotu této vypočítané adrese: </text:span><text:span text:style-name="T83">store </text:span><text:span text:style-name="T81">[typ] [ukládaná proměná]</text:span><text:span text:style-name="T83">, ptr </text:span><text:span text:style-name="T154">%</text:span><text:span text:style-name="T83">idx</text:span><text:span text:style-name="T39">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79">Tabulka slouží jak k orientaci v programu – ukládá mimo jiné klíčová slova <text:span text:style-name="T156">(</text:span><text:span text:style-name="T157">if, loop, call</text:span><text:span text:style-name="T156">)</text:span>, ze kterých se dá jednoduše poznat, jak soubor parser čte, tak i k ukládání typů proměnných i polí a návratových typů funkcí. Také je u každého záznamu poznamenáno, na kterém řádku je definován, což také usnadňuje orientaci. <text:span text:style-name="T158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79">Tabulku funkcí používám výhradně k uložení typů argumentů, ale v rámci toho, že ji na konci printuji, tak jsem se rozhodl zdvojit informaci o návratovém typu a řádku definice. Takhle jsou všechny funkce přehledně na jednom místě. <text:span text:style-name="T158">Stejně jako tabulka symbolů je tabulka funkcí alokována staticky a to na 50 záznam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80">Pro uložení argumentů funkce používám spojový list. Jeden prvek listu je reprezentován stringem s názvem proměnné argumentu, stringem s jeho typem a ukazatelem na další prvek. </text:p>
      <text:h text:style-name="P81" text:outline-level="2"><text:bookmark-start text:name="__RefHeading___Toc1125_282055569"/>Zásobník<text:bookmark-end text:name="__RefHeading___Toc1125_282055569"/></text:h>
      <text:p text:style-name="P82">Pro uložení specifikace pole a čísla řídících struktur <text:span text:style-name="T33">loop </text:span>a <text:span text:style-name="T33">if </text:span><text:span text:style-name="T39">používám zásobník. Vlastní implementace je stejná jako spojový list, akorát vždy operuji pouze s posledním prvkem.</text:span></text:p>
      <text:h text:style-name="Heading_20_1" text:outline-level="1"><text:bookmark-start text:name="__RefHeading___Toc662_1243889013"/>Spuštění<text:bookmark-end text:name="__RefHeading___Toc662_1243889013"/></text:h>
      <text:p text:style-name="P83">Pro spuštění kódu psaného v jazyku Rogalo musíte mít naistalované tool-chainy <text:span text:style-name="T33">bison</text:span><text:span text:style-name="T39">, </text:span><text:span text:style-name="T159">flex</text:span><text:span text:style-name="T160"> </text:span><text:span text:style-name="T161">a </text:span><text:span text:style-name="T162">clang. </text:span><text:span text:style-name="T161">První krok je vytvoření syntaktického analyzátoru. Ten se vytváří první, jelikož </text:span><text:span text:style-name="T162">flex</text:span><text:span text:style-name="T161"> využívá soubor </text:span><text:span text:style-name="T162">y.tab.h</text:span><text:span text:style-name="T161"> ve kterém jsou definované tokeny a generuje ho právě volání </text:span><text:span text:style-name="T162">bisonu </text:span><text:span text:style-name="T163">se svolenou možností </text:span><text:span text:style-name="T164">-d</text:span><text:span text:style-name="T161">. Příkaz může vypadat <text:s/>následovně:</text:span><text:span text:style-name="T162"> </text:span><text:span text:style-name="T165">bison -</text:span><text:span text:style-name="T166">d </text:span><text:span text:style-name="T165">parser.y</text:span><text:span text:style-name="T161"> </text:span><text:span text:style-name="T167">V souboru </text:span><text:span text:style-name="T168">parser.y </text:span><text:span text:style-name="T167">musí být ve funkci main uveden váš soubor jako input. </text:span><text:span text:style-name="T163">P</text:span><text:span text:style-name="T161">o</text:span><text:span text:style-name="T163">té</text:span><text:span text:style-name="T161"> <text:s/>vytvoří</text:span><text:span text:style-name="T163">me</text:span><text:span text:style-name="T161"> lexikální analyzátor pomocí </text:span><text:span text:style-name="T163">nástroje </text:span><text:span text:style-name="T164">flex</text:span><text:span text:style-name="T163">: </text:span><text:span text:style-name="T166">flex grammar.l</text:span><text:span text:style-name="T163"> Následně zkompilujeme oba dva vygenerované analyzátory do jednoho souboru pomocí nástroje </text:span><text:span text:style-name="T164">clang</text:span><text:span text:style-name="T163">: </text:span><text:span text:style-name="T166">clang lex.yy.x parser.tab.c</text:span><text:span text:style-name="T163"> a spustíme vytvořený kód.</text:span></text:p>
      <text:p text:style-name="P84"><text:span text:style-name="T167">Nyní se vygeneruje soubor v LLVM IR nazvaný v mé verzi </text:span><text:span text:style-name="T168">out.ll</text:span><text:span text:style-name="T167">. Tento soubor tedy zoptimalizujeme a </text:span><text:span text:style-name="T104">z</text:span><text:span text:style-name="T167">kompilujeme do strojového kódu pomocí </text:span><text:span text:style-name="T168">clang </text:span><text:span text:style-name="T167">následovně: </text:span><text:span text:style-name="T169">clang out.ll</text:span><text:span text:style-name="T167"> To ovšem nestačí, jelikož Rogalo používá funkci </text:span><text:span text:style-name="T168">mingw_printf</text:span><text:span text:style-name="T167">, která je součástí standar</text:span><text:span text:style-name="T104">d</text:span><text:span text:style-name="T167">ní c knihovny </text:span><text:span text:style-name="T168">stdio.h</text:span><text:span text:style-name="T167">. Proto je potřeba soubor ještě propojit s touto knihovnou. Výsledný příkaz může vypadat takhle: </text:span><text:span text:style-name="T170">clang out.ll -o final -LC:</text:span><text:a xlink:type="simple" xlink:href="file://dev//clang//llvm-mingw-20250114-msvcrt-x86_64//include//stdio.h" text:style-name="Internet_20_link" text:visited-style-name="Visited_20_Internet_20_Link"><text:span text:style-name="T171">\dev\clang\llvm-mingw-20250114-msvcrt-x86_64\include\stdio.h</text:span></text:a><text:span text:style-name="T168">, </text:span><text:span text:style-name="T172">obecněji pak takto: </text:span><text:span text:style-name="T173">clang out.ll -o </text:span><text:span text:style-name="T174">[název souboru pro uložení]</text:span><text:span text:style-name="T173"> -L</text:span><text:span text:style-name="T175">[cesta ke knihovně stdio.h]</text:span><text:span text:style-name="T172">. Tím vznikne fináln</text:span><text:span text:style-name="T104">í</text:span><text:span text:style-name="T172"> soubor</text:span><text:span text:style-name="T176">, </text:span><text:span text:style-name="T172">který už jednoduše spustíme. </text:span></text:p>
      <text:p text:style-name="P85">Celý tento proces je uložený v souboru <text:span text:style-name="T33">run.bat</text:span> Tedy pro spuštění souboru upravíme cestu ke knihovně<text:span text:style-name="T33"> stdio.h</text:span> a<text:span text:style-name="T33"> </text:span>jméno vstupu v souboru <text:span text:style-name="T33">parser.y</text:span>, pak spustíme skript <text:span text:style-name="T33">run.bat</text:span>, čímž se provedou výše zmíněné kroky a my uvidíme výstup programu.</text:p>
      <text:h text:style-name="Heading_20_1" text:outline-level="1"><text:bookmark-start text:name="__RefHeading___Toc664_1243889013"/>Závěr<text:bookmark-end text:name="__RefHeading___Toc664_1243889013"/></text:h>
      <text:p text:style-name="P54">V práci jsem popsal základní fungování principů spojených s překladem programovacího jazyka. Konkrétněji jsem rozvedl, jak se generuje kód při zpracování různých akcích v jazyce Rogalo a popsal datové struktury, které jsem k tomu použil. Na konec jsem uvedl, jak si může čtenář svůj vlastní úryvek kódu Rogalo pomocí připojených souborů <text:span text:style-name="T33">grammar.l </text:span><text:span text:style-name="T39">a </text:span><text:span text:style-name="T33">parser.y</text:span><text:span text:style-name="T39"> sám přeložit a následně i skompilovat. </text:span><text:span text:style-name="T177">Projekt splnil všechny interní cíle, dokonce se mi povedlo implementovat funkci </text:span><text:span text:style-name="T178">print, </text:span><text:span text:style-name="T177">tedy interace s </text:span><text:span text:style-name="T178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4">
        <text:list-item>
          <text:p text:style-name="P86"><text:span text:style-name="T179">Get the number of digits in an int</text:span><text:span text:style-name="T180">. Online. In: Stackoverflow. 2012. Dostupné z: </text:span><text:a xlink:type="simple" xlink:href="https://stackoverflow.com/a/11151570" text:style-name="Internet_20_link" text:visited-style-name="Visited_20_Internet_20_Link"><text:span text:style-name="T181">https://stackoverflow.com/a/11151570</text:span></text:a><text:span text:style-name="T180">. [cit. 2025-03-16].</text:span> </text:p>
        </text:list-item>
        <text:list-item>
          <text:p text:style-name="P86"><text:span text:style-name="T179">Inserting char string into another char string</text:span><text:span text:style-name="T180">. Online. In: Stackoverflow. 2010. Dostupné z: </text:span><text:a xlink:type="simple" xlink:href="https://stackoverflow.com/a/2016015" text:style-name="Internet_20_link" text:visited-style-name="Visited_20_Internet_20_Link"><text:span text:style-name="T181">https://stackoverflow.com/a/2016015</text:span></text:a><text:span text:style-name="T180">. [cit. 2025-03-16].</text:span> </text:p>
        </text:list-item>
        <text:list-item>
          <text:p text:style-name="P87"><text:span text:style-name="T179">A Gentle Introduction to LLVM IR</text:span><text:span text:style-name="T180">. Online. In: Mcyoung.xyz. 2023. Dostupné z: </text:span><text:a xlink:type="simple" xlink:href="https://mcyoung.xyz/2023/08/01/llvm-ir/" text:style-name="Internet_20_link" text:visited-style-name="Visited_20_Internet_20_Link"><text:span text:style-name="T181">https://mcyoung.xyz/2023/08/01/llvm-ir/</text:span></text:a><text:span text:style-name="T180">. [cit. 2025-03-16].</text:span> </text:p>
        </text:list-item>
        <text:list-item>
          <text:p text:style-name="P87"><text:span text:style-name="T179">A Quick Introduction to Handling Conflicts in Yacc Parsers</text:span><text:span text:style-name="T180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181">https://www2.cs.arizona.edu/~debray/Teaching/CSc453/DOCS/conflicts.pdf</text:span></text:a><text:span text:style-name="T180">. [cit. 2025-03-16].</text:span> </text:p>
        </text:list-item>
        <text:list-item>
          <text:p text:style-name="P87"><text:span text:style-name="T179">Example program for the lex and yacc programs</text:span><text:span text:style-name="T180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181">https://www.ibm.com/docs/en/aix/7.1?topic=information-example-program-lex-yacc-programs</text:span></text:a><text:span text:style-name="T180">. [cit. 2025-03-16].</text:span> </text:p>
        </text:list-item>
        <text:list-item>
          <text:p text:style-name="P87"><text:span text:style-name="T179">Bison 3.8.1</text:span><text:span text:style-name="T180">. Online. In: Gnu. 2021. Dostupné z: </text:span><text:a xlink:type="simple" xlink:href="https://www.gnu.org/software/bison/manual/bison.html#Examples" text:style-name="Internet_20_link" text:visited-style-name="Visited_20_Internet_20_Link"><text:span text:style-name="T181">https://www.gnu.org/software/bison/manual/bison.html#Examples</text:span></text:a><text:span text:style-name="T180">. [cit. 2025-03-16].</text:span> </text:p>
        </text:list-item>
        <text:list-item>
          <text:p text:style-name="P87"><text:span text:style-name="T179">Online Documentation for Flex and Bison</text:span><text:span text:style-name="T180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181">https://www.kiv.zcu.cz/~rohlik/vyuka/fjp/Cv03_2002/manualy/Using%20Lex%20and%20Yacc.htm</text:span></text:a><text:span text:style-name="T180">. [cit. 2025-03-16].</text:span> </text:p>
        </text:list-item>
        <text:list-item>
          <text:p text:style-name="P87"><text:span text:style-name="T179">How to Build a C Compiler Using Lex and Yacc</text:span><text:span text:style-name="T180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181">https://medium.com/codex/building-a-c-compiler-using-lex-and-yacc-446262056aaa</text:span></text:a><text:span text:style-name="T180">. [cit. 2025-03-16]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false" style:font-name-asian="Times New Roman1" style:font-size-asian="12pt" style:language-asian="cs" style:country-asian="CZ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s" fo:country="CZ" style:letter-kerning="false" style:font-name-asian="Times New Roman1" style:font-size-asian="12pt" style:language-asian="cs" style:country-asian="CZ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Heading_20_3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/>
      </style:footer>
      <style:footer-first>
        <text:p text:style-name="MP3"><text:bookmark-start text:name="PageNumWizard_FOOTER_Default Page Style5"/><text:page-number text:select-page="current">5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><text:s/></text:span></text:p>
        <text:p text:style-name="MP4" loext:marker-style-name="MT3"><text:span text:style-name="MT3">Korunní 586/2 | Vinohrady | 120 00 Praha 2</text:span></text:p>
        <text:p text:style-name="MP6" loext:marker-style-name="MT3"/>
        <text:p text:style-name="MP7" loext:marker-style-name="MT3"><text:tab/></text:p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47</meta:editing-cycles>
    <meta:creation-date>2024-09-12T09:49:00</meta:creation-date>
    <dc:date>2025-03-22T15:44:51.701665000</dc:date>
    <meta:editing-duration>PT17H54M11S</meta:editing-duration>
    <meta:generator>LibreOffice/25.2.1.2$Windows_X86_64 LibreOffice_project/d3abf4aee5fd705e4a92bba33a32f40bc4e56f49</meta:generator>
    <meta:document-statistic meta:table-count="3" meta:image-count="2" meta:object-count="0" meta:page-count="21" meta:paragraph-count="198" meta:word-count="3487" meta:character-count="22860" meta:non-whitespace-character-count="19576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